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a7074b" loext:opacity="100%" fo:font-size="28pt" officeooo:rsid="000f4092" officeooo:paragraph-rsid="000f4092" style:font-size-asian="28pt" style:font-size-complex="28pt"/>
    </style:style>
    <style:style style:name="P2" style:family="paragraph" style:parent-style-name="Standard">
      <style:text-properties officeooo:rsid="00115602" officeooo:paragraph-rsid="00115602"/>
    </style:style>
    <style:style style:name="P3" style:family="paragraph" style:parent-style-name="Standard">
      <style:text-properties officeooo:rsid="0012dc95" officeooo:paragraph-rsid="0012dc95"/>
    </style:style>
    <style:style style:name="P4" style:family="paragraph" style:parent-style-name="Standard">
      <style:text-properties fo:font-weight="bold" officeooo:rsid="00115602" officeooo:paragraph-rsid="00115602" style:font-weight-asian="bold" style:font-weight-complex="bold"/>
    </style:style>
    <style:style style:name="P5" style:family="paragraph" style:parent-style-name="Standard">
      <style:text-properties fo:font-weight="bold" officeooo:rsid="0012dc95" officeooo:paragraph-rsid="0012dc95" style:font-weight-asian="bold" style:font-weight-complex="bold"/>
    </style:style>
    <style:style style:name="P6" style:family="paragraph" style:parent-style-name="Standard">
      <style:text-properties fo:color="#000000" loext:opacity="100%" officeooo:rsid="00131a6b" officeooo:paragraph-rsid="00131a6b"/>
    </style:style>
    <style:style style:name="T1" style:family="text">
      <style:text-properties officeooo:rsid="0012dc95"/>
    </style:style>
    <style:style style:name="T2" style:family="text">
      <style:text-properties fo:color="#650953" loext:opacity="100%"/>
    </style:style>
    <style:style style:name="T3" style:family="text">
      <style:text-properties fo:color="#468a1a" loext:opacity="100%"/>
    </style:style>
    <style:style style:name="T4" style:family="text">
      <style:text-properties fo:color="#f10d0c" loext:opacity="100%"/>
    </style:style>
    <style:style style:name="T5" style:family="text">
      <style:text-properties fo:color="#f10d0c" loext:opacity="100%" officeooo:rsid="0012dc95"/>
    </style:style>
    <style:style style:name="T6" style:family="text">
      <style:text-properties fo:color="#f10d0c" loext:opacity="100%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2dc95" style:font-weight-asian="bold" style:font-weight-complex="bold"/>
    </style:style>
    <style:style style:name="T9" style:family="text">
      <style:text-properties fo:color="#a7074b" loext:opacity="100%"/>
    </style:style>
    <style:style style:name="T10" style:family="text">
      <style:text-properties fo:color="#a7074b" loext:opacity="100%" fo:font-weight="bold" style:font-weight-asian="bold" style:font-weight-complex="bold"/>
    </style:style>
    <style:style style:name="T11" style:family="text">
      <style:text-properties fo:color="#c9211e" loext:opacity="100%" fo:font-weight="bold" style:font-weight-asian="bold" style:font-weight-complex="bold"/>
    </style:style>
    <style:style style:name="T12" style:family="text">
      <style:text-properties fo:color="#c9211e" loext:opacity="100%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2"/>Instalar pacotes: <text:span text:style-name="T6">sudo apt install</text:span></text:p>
      <text:p text:style-name="P2"><text:s/>Remover: sudo <text:span text:style-name="T6">apt autoremove</text:span></text:p>
      <text:p text:style-name="P2">Baixar atualizações d<text:span text:style-name="T7">e </text:span><text:span text:style-name="T8">repositorios</text:span><text:span text:style-name="T7">: </text:span><text:span text:style-name="T6">sudo apt update</text:span></text:p>
      <text:p text:style-name="P4">Instalar atualizações: <text:span text:style-name="T4">sudo apt upgrade</text:span></text:p>
      <text:p text:style-name="P2">Entrar em modo Root: <text:span text:style-name="T6">sudo su</text:span></text:p>
      <text:p text:style-name="P2">Listar diretórios: <text:span text:style-name="T10">ls</text:span></text:p>
      <text:p text:style-name="P2">Acessar diretórios: <text:span text:style-name="T6">cd/(nome do diretório)</text:span></text:p>
      <text:p text:style-name="P2">Entrar no explorador d<text:span text:style-name="T7">e arquivos:</text:span><text:span text:style-name="T6">range</text:span></text:p>
      <text:p text:style-name="P4"><text:s text:c="2"/><text:span text:style-name="T1">Monitorar o sistema: </text:span><text:span text:style-name="T5">bashtop </text:span></text:p>
      <text:p text:style-name="P3">Visualizar últimos comandos: <text:span text:style-name="T6">history</text:span></text:p>
      <text:p text:style-name="P3">Desligar a máquina: <text:span text:style-name="T6">shutdown now</text:span></text:p>
      <text:p text:style-name="P3">Criar/modificar arquivos de testos: <text:span text:style-name="T6">nano</text:span></text:p>
      <text:p text:style-name="P3">Verificar espaços livres em discos:<text:span text:style-name="T6">ncdu</text:span></text:p>
      <text:p text:style-name="P3">Criar arquivos:<text:span text:style-name="T4"> </text:span><text:span text:style-name="T6">touch</text:span></text:p>
      <text:p text:style-name="P6"><text:span text:style-name="T7">Criar pastas: </text:span><text:span text:style-name="T11">mkdir</text:span></text:p>
      <text:p text:style-name="P5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a7074b" loext:opacity="100%" fo:font-size="28pt" officeooo:rsid="000f4092" officeooo:paragraph-rsid="000f4092" style:font-size-asian="28pt" style:font-size-complex="2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Comandos básicas Linux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20:51:30.672037140</meta:creation-date>
    <dc:date>2023-03-09T22:04:23.911918187</dc:date>
    <meta:editing-duration>PT2M1S</meta:editing-duration>
    <meta:editing-cycles>1</meta:editing-cycles>
    <meta:document-statistic meta:table-count="0" meta:image-count="0" meta:object-count="0" meta:page-count="1" meta:paragraph-count="17" meta:word-count="72" meta:character-count="526" meta:non-whitespace-character-count="463"/>
    <meta:generator>LibreOffice/7.3.7.2$Linux_X86_64 LibreOffice_project/30$Build-2</meta:generator>
  </office:meta>
</office:document-meta>
</file>